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float" office:value="1.41" calcext:value-type="float">
            <text:p>1.41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  <table:table-cell table:number-columns-repeated="102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K-tweaking" table:style-name="ta1">
        <table:table-column table:style-name="co1" table:number-columns-repeated="8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0.3" calcext:value-type="float">
            <text:p>40.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44.5" calcext:value-type="float">
            <text:p>54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6.6" calcext:value-type="float">
            <text:p>556.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/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8.2" calcext:value-type="float">
            <text:p>38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1.1" calcext:value-type="float">
            <text:p>451.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647.4" calcext:value-type="float">
            <text:p>647.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50.4" calcext:value-type="float">
            <text:p>55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.9" calcext:value-type="float">
            <text:p>1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</table:table>
      <table:table table:name="E-tweaking" table:style-name="ta1">
        <table:table-column table:style-name="co1" table:number-columns-repeated="8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.1" calcext:value-type="float">
            <text:p>11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5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Threads = 1</text:p>
          </table:table-cell>
          <table:table-cell table:number-columns-repeated="2"/>
          <table:table-cell office:value-type="string" calcext:value-type="string">
            <text:p>Threads = 4</text:p>
          </table:table-cell>
          <table:table-cell table:number-columns-repeated="2"/>
          <table:table-cell office:value-type="string" calcext:value-type="string">
            <text:p>Threads = 8</text:p>
          </table:table-cell>
        </table:table-row>
        <table:table-row table:style-name="ro1">
          <table:table-cell office:value-type="string" calcext:value-type="string">
            <text:p>examples/gridphysics/aliens.txt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/gridphysics/butterflies.txt</text:p>
          </table:table-cell>
          <table:table-cell office:value-type="float" office:value="0.9" calcext:value-type="float">
            <text:p>0.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7.8" calcext:value-type="float">
            <text:p>3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/gridphysics/chopper.tx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/gridphysics/defem.tx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/gridphysics/lemmings.txt</text:p>
          </table:table-cell>
          <table:table-cell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amples/gridphysics/aliens.tx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amples/gridphysics/butterflies.tx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amples/gridphysics/chopper.tx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amples/gridphysics/defem.tx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amples/gridphysics/lemmings.tx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4:02:46.848279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03-29T18:10:32.510444774</meta:creation-date>
    <dc:date>2021-03-30T14:05:31.090583689</dc:date>
    <dc:creator>Luuk Nolden</dc:creator>
    <meta:editing-duration>PT3H17M30S</meta:editing-duration>
    <meta:editing-cycles>8</meta:editing-cycles>
    <meta:generator>LibreOffice/7.0.3.1$Linux_X86_64 LibreOffice_project/00$Build-1</meta:generator>
    <meta:document-statistic meta:table-count="5" meta:cell-count="1004" meta:object-count="0"/>
  </office:meta>
</office:document-meta>
</file>